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49261904761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4" table:style-name="ce5">
            <text:p>2024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0843" table:content-validation-name="val2" table:style-name="ce6">
            <text:p>10,843</text:p>
          </table:table-cell>
          <table:table-cell office:value-type="float" office:value="9929.6864136440126" table:content-validation-name="val1" table:style-name="ce7">
            <text:p>9,929.69</text:p>
          </table:table-cell>
          <table:table-cell office:value-type="float" office:value="22083" table:content-validation-name="val2" table:style-name="ce6">
            <text:p>22,083</text:p>
          </table:table-cell>
          <table:table-cell office:value-type="float" office:value="20789.728609651163" table:content-validation-name="val1" table:style-name="ce7">
            <text:p>20,789.73</text:p>
          </table:table-cell>
          <table:table-cell office:value-type="float" office:value="13737" table:content-validation-name="val2" table:style-name="ce6">
            <text:p>13,737</text:p>
          </table:table-cell>
          <table:table-cell office:value-type="float" office:value="13326.262201199384" table:content-validation-name="val1" table:style-name="ce7">
            <text:p>13,326.26</text:p>
          </table:table-cell>
          <table:table-cell office:value-type="float" office:value="4940" table:content-validation-name="val2" table:style-name="ce6">
            <text:p>4,940</text:p>
          </table:table-cell>
          <table:table-cell office:value-type="float" office:value="4833.2743693698003" table:content-validation-name="val1" table:style-name="ce7">
            <text:p>4,833.27</text:p>
          </table:table-cell>
          <table:table-cell office:value-type="float" office:value="362" table:content-validation-name="val2" table:style-name="ce6">
            <text:p>362</text:p>
          </table:table-cell>
          <table:table-cell office:value-type="float" office:value="357.28648648640001" table:content-validation-name="val1" table:style-name="ce7">
            <text:p>357.29</text:p>
          </table:table-cell>
          <table:table-cell office:value-type="float" office:value="148" table:content-validation-name="val2" table:style-name="ce6">
            <text:p>148</text:p>
          </table:table-cell>
          <table:table-cell office:value-type="float" office:value="147.2743243244" table:content-validation-name="val1" table:style-name="ce7">
            <text:p>147.27</text:p>
          </table:table-cell>
          <table:table-cell office:value-type="float" office:value="52113" table:style-name="ce8">
            <text:p>52,113</text:p>
          </table:table-cell>
          <table:table-cell office:value-type="float" office:value="49383.512404675159" table:style-name="ce9">
            <text:p>49,383.51</text:p>
          </table:table-cell>
          <table:table-cell office:value-type="float" office:value="2934" table:content-validation-name="val4" table:style-name="ce6">
            <text:p>2,934</text:p>
          </table:table-cell>
          <table:table-cell office:value-type="float" office:value="2862.3165370621969" table:content-validation-name="val1" table:style-name="ce7">
            <text:p>2,862.32</text:p>
          </table:table-cell>
          <table:table-cell office:value-type="float" office:value="442" table:content-validation-name="val4" table:style-name="ce6">
            <text:p>442</text:p>
          </table:table-cell>
          <table:table-cell office:value-type="float" office:value="437.38918918910002" table:content-validation-name="val1" table:style-name="ce7">
            <text:p>437.39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3376" table:style-name="ce8">
            <text:p>3,376</text:p>
          </table:table-cell>
          <table:table-cell office:value-type="float" office:value="3299.7057262512967" table:style-name="ce9">
            <text:p>3,299.71</text:p>
          </table:table-cell>
          <table:table-cell table:style-name="ce7"/>
          <table:table-cell office:value-type="float" office:value="55489" table:style-name="ce8">
            <text:p>55,489</text:p>
          </table:table-cell>
          <table:table-cell office:value-type="float" office:value="52683.218130926456" table:style-name="ce9">
            <text:p>52,683.22</text:p>
          </table:table-cell>
          <table:table-cell office:value-type="currency" office:value="145321708.88" table:content-validation-name="val5" table:style-name="ce10">
            <text:p>£145,321,708.88</text:p>
          </table:table-cell>
          <table:table-cell office:value-type="currency" office:value="15426512.489999995" table:content-validation-name="val5" table:style-name="ce10">
            <text:p>£15,426,512.49</text:p>
          </table:table-cell>
          <table:table-cell office:value-type="currency" office:value="4486161.12" table:content-validation-name="val5" table:style-name="ce10">
            <text:p>£4,486,161.12</text:p>
          </table:table-cell>
          <table:table-cell office:value-type="currency" office:value="2103394.83" table:content-validation-name="val5" table:style-name="ce10">
            <text:p>£2,103,394.83</text:p>
          </table:table-cell>
          <table:table-cell office:value-type="currency" office:value="44743478.980000004" table:content-validation-name="val5" table:style-name="ce10">
            <text:p>£44,743,478.98</text:p>
          </table:table-cell>
          <table:table-cell office:value-type="currency" office:value="16882648.09" table:content-validation-name="val5" table:style-name="ce10">
            <text:p>£16,882,648.09</text:p>
          </table:table-cell>
          <table:table-cell office:value-type="currency" office:value="228963904.39000002" table:style-name="ce11">
            <text:p>£228,963,904.39</text:p>
          </table:table-cell>
          <table:table-cell office:value-type="currency" office:value="24669520.68" table:content-validation-name="val5" table:style-name="ce10">
            <text:p>£24,669,520.68</text:p>
          </table:table-cell>
          <table:table-cell office:value-type="currency" office:value="4819268.5" table:content-validation-name="val5" table:style-name="ce10">
            <text:p>£4,819,268.50</text:p>
          </table:table-cell>
          <table:table-cell office:value-type="currency" office:value="29488789.18" table:style-name="ce11">
            <text:p>£29,488,789.18</text:p>
          </table:table-cell>
          <table:table-cell office:value-type="currency" office:value="258452693.57000002" table:style-name="ce12">
            <text:p>£258,452,693.57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26" table:content-validation-name="val2" table:style-name="ce6">
            <text:p>426</text:p>
          </table:table-cell>
          <table:table-cell office:value-type="float" office:value="327.87" table:content-validation-name="val1" table:style-name="ce7">
            <text:p>327.87</text:p>
          </table:table-cell>
          <table:table-cell office:value-type="float" office:value="329" table:content-validation-name="val2" table:style-name="ce6">
            <text:p>329</text:p>
          </table:table-cell>
          <table:table-cell office:value-type="float" office:value="295.44" table:content-validation-name="val1" table:style-name="ce7">
            <text:p>295.44</text:p>
          </table:table-cell>
          <table:table-cell office:value-type="float" office:value="484" table:content-validation-name="val2" table:style-name="ce6">
            <text:p>484</text:p>
          </table:table-cell>
          <table:table-cell office:value-type="float" office:value="465.2" table:content-validation-name="val1" table:style-name="ce7">
            <text:p>465.20</text:p>
          </table:table-cell>
          <table:table-cell office:value-type="float" office:value="103" table:content-validation-name="val2" table:style-name="ce6">
            <text:p>103</text:p>
          </table:table-cell>
          <table:table-cell office:value-type="float" office:value="99.95" table:content-validation-name="val1" table:style-name="ce7">
            <text:p>99.95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10" table:content-validation-name="val1" table:style-name="ce7">
            <text:p>10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352" table:style-name="ce8">
            <text:p>1,352</text:p>
          </table:table-cell>
          <table:table-cell office:value-type="float" office:value="1198.46" table:style-name="ce9">
            <text:p>1,198.46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4" table:content-validation-name="val1" table:style-name="ce6">
            <text:p>14</text:p>
          </table:table-cell>
          <table:table-cell office:value-type="float" office:value="14" table:content-validation-name="val3" table:style-name="ce7">
            <text:p>14.0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9">
            <text:p>14.00</text:p>
          </table:table-cell>
          <table:table-cell table:style-name="ce7"/>
          <table:table-cell office:value-type="float" office:value="1366" table:style-name="ce8">
            <text:p>1,366</text:p>
          </table:table-cell>
          <table:table-cell office:value-type="float" office:value="1212.46" table:style-name="ce9">
            <text:p>1,212.46</text:p>
          </table:table-cell>
          <table:table-cell office:value-type="currency" office:value="3485446.1300000004" table:content-validation-name="val5" table:style-name="ce10">
            <text:p>£3,485,446.13</text:p>
          </table:table-cell>
          <table:table-cell office:value-type="currency" office:value="20979.7" table:content-validation-name="val5" table:style-name="ce10">
            <text:p>£20,979.7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55888.07" table:content-validation-name="val5" table:style-name="ce10">
            <text:p>£155,888.07</text:p>
          </table:table-cell>
          <table:table-cell office:value-type="currency" office:value="999729.57" table:content-validation-name="val5" table:style-name="ce10">
            <text:p>£999,729.57</text:p>
          </table:table-cell>
          <table:table-cell office:value-type="currency" office:value="366544.96" table:content-validation-name="val5" table:style-name="ce10">
            <text:p>£366,544.96</text:p>
          </table:table-cell>
          <table:table-cell office:value-type="currency" office:value="5028588.4300000006" table:style-name="ce11">
            <text:p>£5,028,588.43</text:p>
          </table:table-cell>
          <table:table-cell office:value-type="currency" office:value="262467.86" table:content-validation-name="val5" table:style-name="ce10">
            <text:p>£262,467.86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262467.86" table:style-name="ce11">
            <text:p>£262,467.86</text:p>
          </table:table-cell>
          <table:table-cell office:value-type="currency" office:value="5291056.290000001" table:style-name="ce12">
            <text:p>£5,291,056.29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45" table:content-validation-name="val2" table:style-name="ce6">
            <text:p>145</text:p>
          </table:table-cell>
          <table:table-cell office:value-type="float" office:value="139.37" table:content-validation-name="val1" table:style-name="ce7">
            <text:p>139.37</text:p>
          </table:table-cell>
          <table:table-cell office:value-type="float" office:value="350" table:content-validation-name="val2" table:style-name="ce6">
            <text:p>350</text:p>
          </table:table-cell>
          <table:table-cell office:value-type="float" office:value="328.22" table:content-validation-name="val1" table:style-name="ce7">
            <text:p>328.22</text:p>
          </table:table-cell>
          <table:table-cell office:value-type="float" office:value="385" table:content-validation-name="val2" table:style-name="ce6">
            <text:p>385</text:p>
          </table:table-cell>
          <table:table-cell office:value-type="float" office:value="376.41" table:content-validation-name="val1" table:style-name="ce7">
            <text:p>376.41</text:p>
          </table:table-cell>
          <table:table-cell office:value-type="float" office:value="54" table:content-validation-name="val2" table:style-name="ce6">
            <text:p>54</text:p>
          </table:table-cell>
          <table:table-cell office:value-type="float" office:value="52.96" table:content-validation-name="val1" table:style-name="ce7">
            <text:p>52.96</text:p>
          </table:table-cell>
          <table:table-cell office:value-type="float" office:value="14" table:content-validation-name="val2" table:style-name="ce6">
            <text:p>14</text:p>
          </table:table-cell>
          <table:table-cell office:value-type="float" office:value="14" table:content-validation-name="val1" table:style-name="ce7">
            <text:p>14.00</text:p>
          </table:table-cell>
          <table:table-cell office:value-type="float" office:value="1" table:content-validation-name="val2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949" table:style-name="ce8">
            <text:p>949</text:p>
          </table:table-cell>
          <table:table-cell office:value-type="float" office:value="911.96" table:style-name="ce9">
            <text:p>911.96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" table:content-validation-name="val4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950" table:style-name="ce8">
            <text:p>950</text:p>
          </table:table-cell>
          <table:table-cell office:value-type="float" office:value="912.96" table:style-name="ce9">
            <text:p>912.96</text:p>
          </table:table-cell>
          <table:table-cell office:value-type="currency" office:value="3123859" table:content-validation-name="val5" table:style-name="ce10">
            <text:p>£3,123,859.00</text:p>
          </table:table-cell>
          <table:table-cell office:value-type="currency" office:value="111280" table:content-validation-name="val5" table:style-name="ce10">
            <text:p>£111,280.00</text:p>
          </table:table-cell>
          <table:table-cell office:value-type="currency" office:value="96031" table:content-validation-name="val5" table:style-name="ce10">
            <text:p>£96,031.00</text:p>
          </table:table-cell>
          <table:table-cell office:value-type="currency" office:value="13002" table:content-validation-name="val5" table:style-name="ce10">
            <text:p>£13,002.00</text:p>
          </table:table-cell>
          <table:table-cell office:value-type="currency" office:value="896931" table:content-validation-name="val5" table:style-name="ce10">
            <text:p>£896,931.00</text:p>
          </table:table-cell>
          <table:table-cell office:value-type="currency" office:value="369383" table:content-validation-name="val5" table:style-name="ce10">
            <text:p>£369,383.00</text:p>
          </table:table-cell>
          <table:table-cell office:value-type="currency" office:value="4610486" table:style-name="ce11">
            <text:p>£4,610,486.00</text:p>
          </table:table-cell>
          <table:table-cell office:value-type="currency" office:value="3360" table:content-validation-name="val5" table:style-name="ce10">
            <text:p>£3,36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3360" table:style-name="ce11">
            <text:p>£3,360.00</text:p>
          </table:table-cell>
          <table:table-cell office:value-type="currency" office:value="4613846" table:style-name="ce12">
            <text:p>£4,613,846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7.23" table:content-validation-name="val1" table:style-name="ce7">
            <text:p>7.23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39" table:content-validation-name="val2" table:style-name="ce6">
            <text:p>39</text:p>
          </table:table-cell>
          <table:table-cell office:value-type="float" office:value="36.159999999999997" table:content-validation-name="val1" table:style-name="ce7">
            <text:p>36.16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6.2" table:content-validation-name="val1" table:style-name="ce7">
            <text:p>6.20</text:p>
          </table:table-cell>
          <table:table-cell office:value-type="float" office:value="3" table:content-validation-name="val2" table:style-name="ce6">
            <text:p>3</text:p>
          </table:table-cell>
          <table:table-cell office:value-type="float" office:value="2.8" table:content-validation-name="val1" table:style-name="ce7">
            <text:p>2.8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64" table:style-name="ce8">
            <text:p>64</text:p>
          </table:table-cell>
          <table:table-cell office:value-type="float" office:value="57.39" table:style-name="ce9">
            <text:p>57.39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64" table:style-name="ce8">
            <text:p>64</text:p>
          </table:table-cell>
          <table:table-cell office:value-type="float" office:value="57.39" table:style-name="ce9">
            <text:p>57.39</text:p>
          </table:table-cell>
          <table:table-cell office:value-type="currency" office:value="221958.52" table:content-validation-name="val5" table:style-name="ce10">
            <text:p>£221,958.52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61645.16" table:content-validation-name="val5" table:style-name="ce10">
            <text:p>£61,645.16</text:p>
          </table:table-cell>
          <table:table-cell office:value-type="currency" office:value="23934.51" table:content-validation-name="val5" table:style-name="ce10">
            <text:p>£23,934.51</text:p>
          </table:table-cell>
          <table:table-cell office:value-type="currency" office:value="307538.19" table:style-name="ce11">
            <text:p>£307,538.19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307538.19" table:style-name="ce11">
            <text:p>£307,538.19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0" table:content-validation-name="val2" table:style-name="ce6">
            <text:p>90</text:p>
          </table:table-cell>
          <table:table-cell office:value-type="float" office:value="84.72" table:content-validation-name="val1" table:style-name="ce7">
            <text:p>84.72</text:p>
          </table:table-cell>
          <table:table-cell office:value-type="float" office:value="119" table:content-validation-name="val2" table:style-name="ce6">
            <text:p>119</text:p>
          </table:table-cell>
          <table:table-cell office:value-type="float" office:value="116.82" table:content-validation-name="val1" table:style-name="ce7">
            <text:p>116.82</text:p>
          </table:table-cell>
          <table:table-cell office:value-type="float" office:value="110" table:content-validation-name="val2" table:style-name="ce6">
            <text:p>110</text:p>
          </table:table-cell>
          <table:table-cell office:value-type="float" office:value="108.42" table:content-validation-name="val1" table:style-name="ce7">
            <text:p>108.42</text:p>
          </table:table-cell>
          <table:table-cell office:value-type="float" office:value="26" table:content-validation-name="val2" table:style-name="ce6">
            <text:p>26</text:p>
          </table:table-cell>
          <table:table-cell office:value-type="float" office:value="26" table:content-validation-name="val1" table:style-name="ce7">
            <text:p>26.00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8" table:content-validation-name="val2" table:style-name="ce6">
            <text:p>8</text:p>
          </table:table-cell>
          <table:table-cell office:value-type="float" office:value="1.2" table:content-validation-name="val1" table:style-name="ce7">
            <text:p>1.20</text:p>
          </table:table-cell>
          <table:table-cell office:value-type="float" office:value="358" table:style-name="ce8">
            <text:p>358</text:p>
          </table:table-cell>
          <table:table-cell office:value-type="float" office:value="342.15999999999997" table:style-name="ce9">
            <text:p>342.16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5" table:content-validation-name="val4" table:style-name="ce6">
            <text:p>5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9">
            <text:p>5.00</text:p>
          </table:table-cell>
          <table:table-cell table:style-name="ce7"/>
          <table:table-cell office:value-type="float" office:value="363" table:style-name="ce8">
            <text:p>363</text:p>
          </table:table-cell>
          <table:table-cell office:value-type="float" office:value="347.15999999999997" table:style-name="ce9">
            <text:p>347.16</text:p>
          </table:table-cell>
          <table:table-cell office:value-type="currency" office:value="1115937.31" table:content-validation-name="val5" table:style-name="ce10">
            <text:p>£1,115,937.31</text:p>
          </table:table-cell>
          <table:table-cell office:value-type="currency" office:value="9241.34" table:content-validation-name="val5" table:style-name="ce10">
            <text:p>£9,241.34</text:p>
          </table:table-cell>
          <table:table-cell office:value-type="currency" office:value="4500" table:content-validation-name="val5" table:style-name="ce10">
            <text:p>£4,500.00</text:p>
          </table:table-cell>
          <table:table-cell office:value-type="currency" office:value="14074" table:content-validation-name="val5" table:style-name="ce10">
            <text:p>£14,074.00</text:p>
          </table:table-cell>
          <table:table-cell office:value-type="currency" office:value="301636.05" table:content-validation-name="val5" table:style-name="ce10">
            <text:p>£301,636.05</text:p>
          </table:table-cell>
          <table:table-cell office:value-type="currency" office:value="121756.69" table:content-validation-name="val5" table:style-name="ce10">
            <text:p>£121,756.69</text:p>
          </table:table-cell>
          <table:table-cell office:value-type="currency" office:value="1567145.3900000001" table:style-name="ce11">
            <text:p>£1,567,145.39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17007.35" table:content-validation-name="val5" table:style-name="ce10">
            <text:p>£117,007.35</text:p>
          </table:table-cell>
          <table:table-cell office:value-type="currency" office:value="117007.35" table:style-name="ce11">
            <text:p>£117,007.35</text:p>
          </table:table-cell>
          <table:table-cell office:value-type="currency" office:value="1684152.7400000002" table:style-name="ce12">
            <text:p>£1,684,152.74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6" table:content-validation-name="val2" table:style-name="ce6">
            <text:p>6</text:p>
          </table:table-cell>
          <table:table-cell office:value-type="float" office:value="6" table:content-validation-name="val1" table:style-name="ce7">
            <text:p>6.00</text:p>
          </table:table-cell>
          <table:table-cell office:value-type="float" office:value="9" table:content-validation-name="val2" table:style-name="ce6">
            <text:p>9</text:p>
          </table:table-cell>
          <table:table-cell office:value-type="float" office:value="8.5" table:content-validation-name="val1" table:style-name="ce7">
            <text:p>8.50</text:p>
          </table:table-cell>
          <table:table-cell office:value-type="float" office:value="78" table:content-validation-name="val2" table:style-name="ce6">
            <text:p>78</text:p>
          </table:table-cell>
          <table:table-cell office:value-type="float" office:value="76.09" table:content-validation-name="val1" table:style-name="ce7">
            <text:p>76.09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6.81" table:content-validation-name="val1" table:style-name="ce7">
            <text:p>6.81</text:p>
          </table:table-cell>
          <table:table-cell office:value-type="float" office:value="4" table:content-validation-name="val2" table:style-name="ce6">
            <text:p>4</text:p>
          </table:table-cell>
          <table:table-cell office:value-type="float" office:value="4" table:content-validation-name="val1" table:style-name="ce7">
            <text:p>4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04" table:style-name="ce8">
            <text:p>104</text:p>
          </table:table-cell>
          <table:table-cell office:value-type="float" office:value="101.4" table:style-name="ce9">
            <text:p>101.4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04" table:style-name="ce8">
            <text:p>104</text:p>
          </table:table-cell>
          <table:table-cell office:value-type="float" office:value="101.4" table:style-name="ce9">
            <text:p>101.40</text:p>
          </table:table-cell>
          <table:table-cell office:value-type="currency" office:value="300327.33" table:content-validation-name="val5" table:style-name="ce10">
            <text:p>£300,327.33</text:p>
          </table:table-cell>
          <table:table-cell office:value-type="currency" office:value="5026.3100000000004" table:content-validation-name="val5" table:style-name="ce10">
            <text:p>£5,026.31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82375.680000000037" table:content-validation-name="val5" table:style-name="ce10">
            <text:p>£82,375.68</text:p>
          </table:table-cell>
          <table:table-cell office:value-type="currency" office:value="32065.910000000029" table:content-validation-name="val5" table:style-name="ce10">
            <text:p>£32,065.91</text:p>
          </table:table-cell>
          <table:table-cell office:value-type="currency" office:value="419795.2300000001" table:style-name="ce11">
            <text:p>£419,795.23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19795.2300000001" table:style-name="ce12">
            <text:p>£419,795.23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7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Raji Mathew John</meta:initial-creator>
    <dc:creator>Raji Mathew John</dc:creator>
    <meta:creation-date>2022-05-25T10:02:41Z</meta:creation-date>
    <dc:date>2024-08-28T09:24:46Z</dc:date>
  </office:meta>
</office:document-meta>
</file>